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Proxy.invokeSuper( Object obj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Proxy.Metho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Proxy.helper( CreateInfo ci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Proxy.find( Class type , Signature s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Proxy.invoke( Object obj , Object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thodProxy.create( Class c1 , Class c2 , String desc , String name1 , String name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reateInfo.CreateInfo( Class c1 , Class c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Proxy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thodProxy.getSup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Proxy.getSuperFa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Proxy.getFa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Proxy.getSupe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Proxy.get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